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24">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5">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3T02:17:46.650270200</dc:date>
    <meta:editing-duration>P23DT2H13M17S</meta:editing-duration>
    <meta:editing-cycles>516</meta:editing-cycles>
    <dc:description>Translation file for Lah-Mboh Mod</dc:description>
    <dc:rights>Perkedel Technologies</dc:rights>
    <dc:title>Lah-Mboh Doom mod translation</dc:title>
    <meta:document-statistic meta:table-count="1" meta:cell-count="1098" meta:object-count="0"/>
  </office:meta>
</office:document-meta>
</file>